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fb96" officeooo:paragraph-rsid="0001fb96"/>
    </style:style>
    <style:style style:name="P2" style:family="paragraph" style:parent-style-name="Standard">
      <style:text-properties style:text-underline-style="none" fo:font-weight="bold" officeooo:rsid="0001fb96" officeooo:paragraph-rsid="0001fb96" style:font-weight-asian="bold" style:font-weight-complex="bold"/>
    </style:style>
    <style:style style:name="P3" style:family="paragraph" style:parent-style-name="Standard">
      <style:text-properties officeooo:rsid="0001fb96" officeooo:paragraph-rsid="0001fb96"/>
    </style:style>
    <style:style style:name="P4" style:family="paragraph" style:parent-style-name="Standard">
      <style:text-properties officeooo:rsid="0004bb4f" officeooo:paragraph-rsid="0004bb4f"/>
    </style:style>
    <style:style style:name="P5" style:family="paragraph" style:parent-style-name="Standard">
      <style:text-properties officeooo:rsid="0005bd2b" officeooo:paragraph-rsid="0005bd2b"/>
    </style:style>
    <style:style style:name="P6" style:family="paragraph" style:parent-style-name="Standard">
      <style:text-properties officeooo:rsid="00065761" officeooo:paragraph-rsid="00065761"/>
    </style:style>
    <style:style style:name="T1" style:family="text">
      <style:text-properties officeooo:rsid="00038b9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137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1373" style:font-weight-asian="normal" style:font-weight-complex="normal"/>
    </style:style>
    <style:style style:name="T6" style:family="text">
      <style:text-properties officeooo:rsid="0008de6f"/>
    </style:style>
    <style:style style:name="T7" style:family="text">
      <style:text-properties officeooo:rsid="000b08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ettre en place une communication <text:span text:style-name="T2">simple</text:span><text:span text:style-name="T4">, </text:span><text:span text:style-name="T5">et sur le GIT</text:span>.</text:p>
      <text:p text:style-name="P6">Bureau en <text:span text:style-name="T2">C107</text:span><text:span text:style-name="T4">.</text:span></text:p>
      <text:p text:style-name="P1"/>
      <text:p text:style-name="P1">Faire <text:span text:style-name="T2">un calendrier</text:span> avec les activitees achevees ainsi que les membres responsables de ces activitees, les activitees en cours et celles prevues. <text:span text:style-name="T6">(GANTT ?)</text:span></text:p>
      <text:p text:style-name="P1">faire un joli compte rendu <text:span text:style-name="T7">sur le GIT</text:span>.</text:p>
      <text:p text:style-name="P1"/>
      <text:p text:style-name="P1">Mettre en evidence la <text:span text:style-name="T2">difference</text:span> entre ce qui est prevu et ce qui est realise.</text:p>
      <text:p text:style-name="P1"><text:span text:style-name="T2">Mettre a jour</text:span> le calendrier previsionnel en cours de projet (visible dans les presentations).</text:p>
      <text:p text:style-name="P1">Identification des taches a <text:span text:style-name="T2">risque </text:span>pour eviter les bloquages.</text:p>
      <text:p text:style-name="P2">Donner l'argent des subventions a <text:span text:style-name="T1">INT</text:span>ervenir<text:span text:style-name="T4">.</text:span></text:p>
      <text:p text:style-name="P1">Faire une <text:span text:style-name="T2">plaquette</text:span> et la faire valider un mois avant. <text:span text:style-name="T1">La plaquette sera utilisee par le service communication de l'ecole.</text:span></text:p>
      <text:p text:style-name="P4">Dire qu'on a une reunion hebdomadair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5:06:22.512579297</meta:creation-date>
    <dc:date>2014-11-25T16:19:40.479300819</dc:date>
    <meta:editing-duration>PT44M44S</meta:editing-duration>
    <meta:editing-cycles>12</meta:editing-cycles>
    <meta:generator>LibreOffice/4.2.7.2$Linux_X86_64 LibreOffice_project/420m0$Build-2</meta:generator>
    <meta:document-statistic meta:table-count="0" meta:image-count="0" meta:object-count="0" meta:page-count="1" meta:paragraph-count="10" meta:word-count="115" meta:character-count="701" meta:non-whitespace-character-count="596"/>
  </office:meta>
</office:document-meta>
</file>